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4.994cm"/>
    </style:style>
    <style:style style:name="co4" style:family="table-column">
      <style:table-column-properties fo:break-before="auto" style:column-width="4.19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4"/>
        <table:table-column table:style-name="co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10-XX</text:p>
          </table:table-cell>
          <table:table-cell office:value-type="string">
            <text:p>S1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22-05-7048-04</text:p>
          </table:table-cell>
          <table:table-cell office:value-type="string">
            <text:p>J1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3MM</text:p>
          </table:table-cell>
          <table:table-cell office:value-type="string">
            <text:p>LED1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office:value-type="string">
            <text:p>ML10L</text:p>
          </table:table-cell>
          <table:table-cell office:value-type="string">
            <text:p>ISP, JTAG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PINHD-1X2</text:p>
          </table:table-cell>
          <table:table-cell office:value-type="string">
            <text:p>JP2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PINHD-1X3</text:p>
          </table:table-cell>
          <table:table-cell office:value-type="string">
            <text:p>JP1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float" office:value="3">
            <text:p>3</text:p>
          </table:table-cell>
          <table:table-cell table:style-name="ce2"/>
          <table:table-cell office:value-type="string">
            <text:p>PINHD-1X4</text:p>
          </table:table-cell>
          <table:table-cell office:value-type="string">
            <text:p>ALIM, I2C, SERIE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float" office:value="4">
            <text:p>4</text:p>
          </table:table-cell>
          <table:table-cell table:style-name="ce2"/>
          <table:table-cell office:value-type="string">
            <text:p>PINHD-1X10</text:p>
          </table:table-cell>
          <table:table-cell office:value-type="string">
            <text:p>PA, PB, PC, PD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EU_0207/10</text:p>
          </table:table-cell>
          <table:table-cell office:value-type="string">
            <text:p>R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</text:p>
          </table:table-cell>
          <table:table-cell office:value-type="string">
            <text:p>CRYTALHC49U-LM</text:p>
          </table:table-cell>
          <table:table-cell office:value-type="string">
            <text:p>Q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24LC256P</text:p>
          </table:table-cell>
          <table:table-cell office:value-type="string">
            <text:p>IC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p</text:p>
          </table:table-cell>
          <table:table-cell office:value-type="string">
            <text:p>C-EU050-024X044</text:p>
          </table:table-cell>
          <table:table-cell office:value-type="string">
            <text:p>C1, C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 office:value-type="string">
            <text:p>C-EU050-025X075</text:p>
          </table:table-cell>
          <table:table-cell office:value-type="string">
            <text:p>C3, C4, C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string">
            <text:p>R-EU_0207/10</text:p>
          </table:table-cell>
          <table:table-cell office:value-type="string">
            <text:p>R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string">
            <text:p>CRYTALTC26H</text:p>
          </table:table-cell>
          <table:table-cell office:value-type="string">
            <text:p>Q2, Q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ZW06_5V8</text:p>
          </table:table-cell>
          <table:table-cell office:value-type="string">
            <text:p>BZW04XX</text:p>
          </table:table-cell>
          <table:table-cell office:value-type="string">
            <text:p>D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R2032H</text:p>
          </table:table-cell>
          <table:table-cell office:value-type="string">
            <text:p>G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DS1307D</text:p>
          </table:table-cell>
          <table:table-cell office:value-type="string">
            <text:p>IC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EGA32-P</text:p>
          </table:table-cell>
          <table:table-cell office:value-type="string">
            <text:p>IC1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/08/2010</text:date>, <text:time>19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carlos carpentier</meta:initial-creator>
    <meta:creation-date>2008-11-11T12:44:51</meta:creation-date>
    <dc:creator>carl carlos</dc:creator>
    <dc:date>2010-08-03T19:51:56.03</dc:date>
    <meta:editing-cycles>3</meta:editing-cycles>
    <meta:editing-duration>PT00H12M31S</meta:editing-duration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